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5.837cm" fo:min-width="6.90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86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93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28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2cm" fo:min-width="1.0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1cm" fo:min-width="1.143cm"/>
      <style:paragraph-properties style:writing-mode="lr-tb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809cm"/>
      <style:paragraph-properties style:writing-mode="lr-tb"/>
    </style:style>
    <style:style style:name="gr11" style:family="graphic" style:parent-style-name="objectwithoutfill">
      <style:graphic-properties draw:marker-end="Arrowheads_20_3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35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05cm" svg:height="16.087cm" svg:x="6.595cm" svg:y="5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6.595cm" svg:y1="9.484cm" svg:x2="14cm" svg:y2="9.484cm">
          <text:p/>
        </draw:line>
        <draw:line draw:style-name="gr2" draw:text-style-name="P2" draw:layer="layout" svg:x1="6.595cm" svg:y1="18.932cm" svg:x2="14cm" svg:y2="18.932cm">
          <text:p/>
        </draw:line>
        <draw:line draw:style-name="gr2" draw:text-style-name="P2" draw:layer="layout" svg:x1="6.595cm" svg:y1="16.379cm" svg:x2="14cm" svg:y2="16.379cm">
          <text:p/>
        </draw:line>
        <draw:line draw:style-name="gr2" draw:text-style-name="P2" draw:layer="layout" svg:x1="6.595cm" svg:y1="14.081cm" svg:x2="14cm" svg:y2="14.081cm">
          <text:p/>
        </draw:line>
        <draw:line draw:style-name="gr2" draw:text-style-name="P2" draw:layer="layout" svg:x1="6.595cm" svg:y1="11.782cm" svg:x2="14cm" svg:y2="11.782cm">
          <text:p/>
        </draw:line>
        <draw:frame draw:style-name="gr3" draw:text-style-name="P3" draw:layer="layout" svg:width="2.147cm" svg:height="2.111cm" svg:x="9.303cm" svg:y="19.443cm">
          <draw:text-box>
            <text:p>.text</text:p>
          </draw:text-box>
        </draw:frame>
        <draw:frame draw:style-name="gr4" draw:text-style-name="P3" draw:layer="layout" svg:width="5.258cm" svg:height="1.186cm" svg:x="7.769cm" svg:y="17.145cm">
          <draw:text-box>
            <text:p><text:span text:style-name="T1">Initialized data</text:span></text:p>
          </draw:text-box>
        </draw:frame>
        <draw:frame draw:style-name="gr5" draw:text-style-name="P3" draw:layer="layout" svg:width="2.25cm" svg:height="1.531cm" svg:x="9.2cm" svg:y="14.592cm">
          <draw:text-box>
            <text:p>.bss</text:p>
          </draw:text-box>
        </draw:frame>
        <draw:frame draw:style-name="gr6" draw:text-style-name="P3" draw:layer="layout" svg:width="2.055cm" svg:height="0.982cm" svg:x="9.336cm" svg:y="12.753cm">
          <draw:text-box>
            <text:p><text:span text:style-name="T2">Heap</text:span></text:p>
          </draw:text-box>
        </draw:frame>
        <draw:frame draw:style-name="gr7" draw:text-style-name="P3" draw:layer="layout" svg:width="2.932cm" svg:height="2.111cm" svg:x="9.17cm" svg:y="6.846cm">
          <draw:text-box>
            <text:p>Stack</text:p>
          </draw:text-box>
        </draw:frame>
        <draw:line draw:style-name="gr8" draw:text-style-name="P2" draw:layer="layout" svg:x1="10.17cm" svg:y1="12.906cm" svg:x2="10.17cm" svg:y2="11.885cm">
          <text:p/>
        </draw:line>
        <draw:line draw:style-name="gr9" draw:text-style-name="P2" draw:layer="layout" svg:x1="10.17cm" svg:y1="8.054cm" svg:x2="10.17cm" svg:y2="9.331cm">
          <text:p text:style-name="P1"/>
        </draw:line>
        <draw:line draw:style-name="gr2" draw:text-style-name="P2" draw:layer="layout" svg:x1="6.595cm" svg:y1="9.995cm" svg:x2="14cm" svg:y2="9.995cm">
          <text:p/>
        </draw:line>
        <draw:line draw:style-name="gr2" draw:text-style-name="P2" draw:layer="layout" svg:x1="6.595cm" svg:y1="11.016cm" svg:x2="14cm" svg:y2="11.016cm">
          <text:p/>
        </draw:line>
        <draw:frame draw:style-name="gr10" draw:text-style-name="P4" draw:layer="layout" svg:width="4.597cm" svg:height="1.059cm" svg:x="7.821cm" svg:y="9.995cm">
          <draw:text-box>
            <text:p text:style-name="P1"><text:span text:style-name="T3">Mmap space</text:span></text:p>
          </draw:text-box>
        </draw:frame>
        <draw:line draw:style-name="gr11" draw:text-style-name="P2" draw:layer="layout" svg:x1="5.472cm" svg:y1="11.782cm" svg:x2="6.493cm" svg:y2="11.782cm">
          <text:p/>
        </draw:line>
        <draw:frame draw:style-name="gr12" draw:text-style-name="P3" draw:layer="layout" svg:width="3.779cm" svg:height="1.609cm" svg:x="2.05cm" svg:y="11.36cm">
          <draw:text-box>
            <text:p><text:span text:style-name="T2">Program break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7-27T12:51:24.772706056</meta:creation-date>
    <dc:date>2021-07-27T13:24:14.806398644</dc:date>
    <meta:editing-duration>PT32M49S</meta:editing-duration>
    <meta:editing-cycles>5</meta:editing-cycles>
    <meta:generator>LibreOffice/7.1.4.2$Linux_X86_64 LibreOffice_project/a529a4fab45b75fefc5b6226684193eb000654f6</meta:generator>
    <meta:document-statistic meta:object-count="18"/>
  </office:meta>
</office:document-meta>
</file>